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0800000023E8620D7EE64CA53C.png" manifest:media-type="image/png"/>
  <manifest:file-entry manifest:full-path="Pictures/10000201000001CE000000337DFA50A9AF02D47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f1f6" officeooo:paragraph-rsid="0018f1f6"/>
    </style:style>
    <style:style style:name="P2" style:family="paragraph" style:parent-style-name="Standard">
      <style:text-properties officeooo:rsid="001a888d" officeooo:paragraph-rsid="001a888d"/>
    </style:style>
    <style:style style:name="P3" style:family="paragraph" style:parent-style-name="Standard">
      <style:text-properties officeooo:paragraph-rsid="001a888d"/>
    </style:style>
    <style:style style:name="P4" style:family="paragraph" style:parent-style-name="Standard">
      <style:text-properties officeooo:rsid="001dbecb" officeooo:paragraph-rsid="001dbecb"/>
    </style:style>
    <style:style style:name="P5" style:family="paragraph" style:parent-style-name="Standard">
      <style:text-properties officeooo:rsid="001dbecb" officeooo:paragraph-rsid="001f30c0"/>
    </style:style>
    <style:style style:name="P6" style:family="paragraph" style:parent-style-name="Standard">
      <style:text-properties officeooo:rsid="001dbecb" officeooo:paragraph-rsid="002023a7"/>
    </style:style>
    <style:style style:name="P7" style:family="paragraph" style:parent-style-name="Standard">
      <style:text-properties officeooo:paragraph-rsid="001dbecb"/>
    </style:style>
    <style:style style:name="P8" style:family="paragraph" style:parent-style-name="Standard">
      <style:text-properties officeooo:rsid="0021b563" officeooo:paragraph-rsid="0021b563"/>
    </style:style>
    <style:style style:name="P9" style:family="paragraph" style:parent-style-name="Standard">
      <style:text-properties officeooo:rsid="00239e97" officeooo:paragraph-rsid="00239e97"/>
    </style:style>
    <style:style style:name="T1" style:family="text">
      <style:text-properties style:font-name="Liberation Mono1" fo:font-size="11pt" fo:font-style="normal" fo:font-weight="normal" style:font-size-asian="11pt" style:font-style-asian="normal" style:font-weight-asian="normal"/>
    </style:style>
    <style:style style:name="T2" style:family="text">
      <style:text-properties style:font-name="Liberation Mono1" fo:font-size="11pt" fo:font-style="normal" fo:font-weight="normal" officeooo:rsid="001a888d" style:font-size-asian="11pt" style:font-style-asian="normal" style:font-weight-asian="normal"/>
    </style:style>
    <style:style style:name="T3" style:family="text">
      <style:text-properties style:font-name="Liberation Mono1" fo:font-size="11pt" fo:font-style="normal" fo:font-weight="normal" officeooo:rsid="001dbecb" style:font-size-asian="11pt" style:font-style-asian="normal" style:font-weight-asian="normal"/>
    </style:style>
    <style:style style:name="T4" style:family="text">
      <style:text-properties style:font-name="Liberation Mono1" fo:font-size="11pt" fo:font-style="normal" fo:font-weight="normal" officeooo:rsid="001f30c0" style:font-size-asian="11pt" style:font-style-asian="normal" style:font-weight-asian="normal"/>
    </style:style>
    <style:style style:name="T5" style:family="text">
      <style:text-properties style:font-name="Liberation Mono1" fo:font-size="11pt" fo:font-style="normal" fo:font-weight="normal" officeooo:rsid="002023a7" style:font-size-asian="11pt" style:font-style-asian="normal" style:font-weight-asian="normal"/>
    </style:style>
    <style:style style:name="T6" style:family="text">
      <style:text-properties style:font-name="Liberation Mono1" fo:font-size="11pt" fo:font-style="normal" fo:font-weight="bold" style:font-size-asian="11pt" style:font-style-asian="normal" style:font-weight-asian="bold" style:font-weight-complex="bold"/>
    </style:style>
    <style:style style:name="T7" style:family="text">
      <style:text-properties style:font-name="Liberation Mono1" fo:font-size="11pt" fo:font-style="normal" fo:font-weight="bold" officeooo:rsid="001dbecb" style:font-size-asian="11pt" style:font-style-asian="normal" style:font-weight-asian="bold" style:font-weight-complex="bold"/>
    </style:style>
    <style:style style:name="T8" style:family="text">
      <style:text-properties style:font-name="Liberation Mono1" fo:font-size="11pt" fo:font-style="italic" fo:font-weight="normal" style:font-size-asian="11pt" style:font-style-asian="italic" style:font-weight-asian="normal" style:font-style-complex="italic"/>
    </style:style>
    <style:style style:name="T9" style:family="text">
      <style:text-properties style:font-name="Liberation Mono1" fo:font-size="11pt" fo:font-style="italic" fo:font-weight="normal" officeooo:rsid="001a888d" style:font-size-asian="11pt" style:font-style-asian="italic" style:font-weight-asian="normal" style:font-style-complex="italic"/>
    </style:style>
    <style:style style:name="T10" style:family="text">
      <style:text-properties officeooo:rsid="001dbecb"/>
    </style:style>
    <style:style style:name="T11" style:family="text">
      <style:text-properties officeooo:rsid="00239e97"/>
    </style:style>
    <style:style style:name="T12" style:family="text">
      <style:text-properties style:text-position="sub 58%"/>
    </style:style>
    <style:style style:name="T13" style:family="text">
      <style:text-properties fo:font-weight="bold" style:font-weight-asian="bold" style:font-weight-complex="bold"/>
    </style:style>
    <style:style style:name="T14" style:family="text">
      <style:text-properties fo:font-weight="bold" officeooo:rsid="00239e97" style:font-weight-asian="bold" style:font-weight-complex="bold"/>
    </style:style>
    <style:style style:name="T15"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text:p>
      <text:p text:style-name="P1"/>
      <text:p text:style-name="P1"/>
      <text:p text:style-name="P1"/>
      <text:p text:style-name="P1">Eventual unique leader breakdown.</text:p>
      <text:p text:style-name="P1"><text:span text:style-name="T13">Safety</text:span>: It specifies strong accuracy i.e. If a process/node p is detected by any process/node, then p has crashed (never suspect correct leader). Also it assumes that nothing bad will happen as it outputs a process q at every process p, according to failure detector[CHT'96] algorithm. Also the in terms of eventual unique leader, there exist correct process. </text:p>
      <text:p text:style-name="P1"/>
      <text:p text:style-name="P1"><text:span text:style-name="T13">Liveness</text:span>: It specifies <text:span text:style-name="T11">eventual</text:span> <text:span text:style-name="T10">completeness</text:span> as it says that something good should happen and according to eventual unique leader definition eventually some correct process is permanently trusted. </text:p>
      <text:p text:style-name="P1"/>
      <text:p text:style-name="P2">4.4</text:p>
      <text:p text:style-name="P2"><text:span text:style-name="T10">a. </text:span><text:span text:style-name="T13">Strong Completeness</text:span>:</text:p>
      <text:p text:style-name="P2"><draw:frame draw:style-name="fr1" draw:name="Image1" text:anchor-type="paragraph" svg:x="1.0362in" svg:y="0.0417in" svg:width="3.8193in" svg:height="0.422in" draw:z-index="0"><draw:image xlink:href="Pictures/10000201000001CE000000337DFA50A9AF02D474.png" xlink:type="simple" xlink:show="embed" xlink:actuate="onLoad"/></draw:frame></text:p>
      <text:p text:style-name="P2"/>
      <text:p text:style-name="P2"/>
      <text:p text:style-name="P3"><text:span text:style-name="T9">σ</text:span><text:span text:style-name="T2">: in a run</text:span></text:p>
      <text:p text:style-name="P3"><text:span text:style-name="T9">Up</text:span><text:span text:style-name="T2">: not crashed i.e. correct </text:span></text:p>
      <text:p text:style-name="P2"><text:span text:style-name="T8">D</text:span><text:span text:style-name="T1">: failure detector</text:span></text:p>
      <text:p text:style-name="P2"><text:span text:style-name="T8">t</text:span><text:span text:style-name="T1">: time</text:span></text:p>
      <text:p text:style-name="P2"><text:span text:style-name="T1"/></text:p>
      <text:p text:style-name="P2"><text:span text:style-name="T6">Strong Accuracy</text:span><text:span text:style-name="T1">:</text:span></text:p>
      <text:p text:style-name="P2"><draw:frame draw:style-name="fr1" draw:name="Image2" text:anchor-type="paragraph" svg:x="1.2465in" svg:y="0.1098in" svg:width="2.0291in" svg:height="0.2701in" draw:z-index="1"><draw:image xlink:href="Pictures/100002010000010800000023E8620D7EE64CA53C.png" xlink:type="simple" xlink:show="embed" xlink:actuate="onLoad"/></draw:frame><text:span text:style-name="T1"><text:tab/></text:span></text:p>
      <text:p text:style-name="P2"><text:span text:style-name="T1"/></text:p>
      <text:p text:style-name="P2"><text:span text:style-name="T1"/></text:p>
      <text:p text:style-name="P4"><text:span text:style-name="T1">b. The given formal definition is similar for strong completeness and strong accuracy. </text:span></text:p>
      <text:p text:style-name="P7"><text:span text:style-name="T7">Strong Completeness</text:span><text:span text:style-name="T3">: Ultimately</text:span><text:span text:style-name="T1"> every process that crashes is permanently </text:span><text:span text:style-name="T3">detected</text:span><text:span text:style-name="T1"> by every correct process. </text:span></text:p>
      <text:p text:style-name="P5"><text:span text:style-name="T1">Here the given definition in question varies from my definition in terms that </text:span><text:span text:style-name="T4">eventually crashed process are detected but the given definition says faulty processes will be suspected, it does not talk about time. The run parameter is missing </text:span><text:span text:style-name="T5">and also the time in future</text:span><text:span text:style-name="T4">.</text:span></text:p>
      <text:p text:style-name="P4"><text:span text:style-name="T6">Strong Accuracy</text:span><text:span text:style-name="T1">: Correct processes are never detected by any correct process.</text:span></text:p>
      <text:p text:style-name="P6"><text:span text:style-name="T1">Here the given definition in question varies from my definition in terms that correct processes will never be detected but the given definition says it will be detected only after crash. </text:span></text:p>
      <text:p text:style-name="P6"><text:span text:style-name="T1"/></text:p>
      <text:p text:style-name="P6"><text:span text:style-name="T5">c.</text:span><text:span text:style-name="T1"> </text:span></text:p>
      <text:p text:style-name="P8"><text:span text:style-name="T14">Agreement</text:span><text:span text:style-name="T11">: </text:span>No two correct nodes trust different <text:span text:style-name="T11">correct nodes.</text:span></text:p>
      <text:p text:style-name="P9"><text:span text:style-name="T13">Local Accuracy</text:span>: If node is elected leader by P<text:span text:style-name="T12">i, </text:span><text:span text:style-name="T15">then all previous leader have crashed.</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78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8T21:11:49.833394612</meta:creation-date>
    <dc:date>2017-06-28T22:12:27.791743445</dc:date>
    <meta:editing-duration>PT12M18S</meta:editing-duration>
    <meta:editing-cycles>6</meta:editing-cycles>
    <meta:generator>LibreOffice/5.1.6.2$Linux_X86_64 LibreOffice_project/10m0$Build-2</meta:generator>
    <meta:document-statistic meta:table-count="0" meta:image-count="2" meta:object-count="0" meta:page-count="1" meta:paragraph-count="20" meta:word-count="249" meta:character-count="1584" meta:non-whitespace-character-count="1346"/>
  </office:meta>
</office:document-meta>
</file>